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5.334cm" svg:height="2.032cm" svg:x="7.604cm" svg:y="1.508cm">
          <text:p text:style-name="P1">Game</text:p>
        </draw:rect>
        <draw:ellipse draw:style-name="gr1" draw:text-style-name="P1" xml:id="id2" draw:id="id2" draw:layer="layout" svg:width="2.667cm" svg:height="2.286cm" svg:x="2.524cm" svg:y="4.175cm">
          <text:p text:style-name="P1">Boolean</text:p>
          <text:p text:style-name="P1">true</text:p>
        </draw:ellipse>
        <draw:connector draw:style-name="gr2" draw:text-style-name="P1" draw:layer="layout" svg:x1="7.604cm" svg:y1="2.524cm" svg:x2="3.857cm" svg:y2="4.175cm" draw:start-shape="id1" draw:start-glue-point="3" draw:end-shape="id2" draw:end-glue-point="0" svg:d="M7604 2524h-3747v1651">
          <text:p/>
        </draw:connector>
        <draw:frame draw:style-name="gr3" draw:layer="layout" svg:width="2.195cm" svg:height="0.963cm" svg:x="4.683cm" svg:y="1.561cm">
          <draw:text-box>
            <text:p>If else</text:p>
          </draw:text-box>
        </draw:frame>
        <draw:ellipse draw:style-name="gr1" draw:text-style-name="P1" xml:id="id3" draw:id="id3" draw:layer="layout" svg:width="2.286cm" svg:height="2.032cm" svg:x="7.35cm" svg:y="4.556cm">
          <text:p text:style-name="P1">Boolean</text:p>
          <text:p text:style-name="P1">false</text:p>
        </draw:ellipse>
        <draw:connector draw:style-name="gr2" draw:text-style-name="P1" draw:layer="layout" svg:x1="7.604cm" svg:y1="2.524cm" svg:x2="7.35cm" svg:y2="5.572cm" draw:start-shape="id1" draw:start-glue-point="3" draw:end-shape="id3" draw:end-glue-point="3" svg:d="M7604 2524h-755v3048h501">
          <text:p/>
        </draw:connector>
        <draw:rect draw:style-name="gr1" draw:text-style-name="P1" xml:id="id5" draw:id="id5" draw:layer="layout" svg:width="3.81cm" svg:height="2.794cm" svg:x="2.27cm" svg:y="7.223cm">
          <text:p text:style-name="P1">Enable AI</text:p>
        </draw:rect>
        <draw:rect draw:style-name="gr1" draw:text-style-name="P1" xml:id="id6" draw:id="id6" draw:layer="layout" svg:width="5.588cm" svg:height="3.175cm" svg:x="4.175cm" svg:y="11.287cm">
          <text:p text:style-name="P1">BoardGrid[9][9]</text:p>
          <text:p text:style-name="P1">Makes the 8x8 grid</text:p>
          <text:p text:style-name="P1">And pieces</text:p>
        </draw:rect>
        <draw:rect draw:style-name="gr1" draw:text-style-name="P1" xml:id="id4" draw:id="id4" draw:layer="layout" svg:width="3.937cm" svg:height="3.175cm" svg:x="7.858cm" svg:y="7.35cm">
          <text:p text:style-name="P1">Enable PvP</text:p>
        </draw:rect>
        <draw:rect draw:style-name="gr1" draw:text-style-name="P1" xml:id="id7" draw:id="id7" draw:layer="layout" svg:width="5.08cm" svg:height="2.667cm" svg:x="13.446cm" svg:y="12.049cm">
          <text:p text:style-name="P1">Play game</text:p>
        </draw:rect>
        <draw:rect draw:style-name="gr1" draw:text-style-name="P1" xml:id="id8" draw:id="id8" draw:layer="layout" svg:width="5.715cm" svg:height="3.175cm" svg:x="13.446cm" svg:y="16.875cm">
          <text:p text:style-name="P1">movement</text:p>
        </draw:rect>
        <draw:rect draw:style-name="gr1" draw:text-style-name="P1" xml:id="id9" draw:id="id9" draw:layer="layout" svg:width="5.207cm" svg:height="3.302cm" svg:x="7.35cm" svg:y="21.32cm">
          <text:p text:style-name="P1">Collision </text:p>
        </draw:rect>
        <draw:rect draw:style-name="gr1" draw:text-style-name="P1" xml:id="id10" draw:id="id10" draw:layer="layout" svg:width="3.81cm" svg:height="3.048cm" svg:x="1.381cm" svg:y="23.479cm">
          <text:p text:style-name="P1">End Game</text:p>
        </draw:rect>
        <draw:connector draw:style-name="gr2" draw:text-style-name="P1" draw:layer="layout" svg:x1="9.636cm" svg:y1="5.572cm" svg:x2="9.826cm" svg:y2="7.35cm" draw:start-shape="id3" draw:start-glue-point="1" draw:end-shape="id4" draw:end-glue-point="0" svg:d="M9636 5572h190v1778">
          <text:p/>
        </draw:connector>
        <draw:connector draw:style-name="gr2" draw:text-style-name="P1" draw:layer="layout" svg:x1="2.524cm" svg:y1="5.318cm" svg:x2="2.27cm" svg:y2="8.62cm" draw:start-shape="id2" draw:start-glue-point="3" draw:end-shape="id5" svg:d="M2524 5318h-755v3302h501">
          <text:p/>
        </draw:connector>
        <draw:connector draw:style-name="gr2" draw:text-style-name="P1" draw:layer="layout" svg:x1="7.858cm" svg:y1="8.937cm" svg:x2="6.969cm" svg:y2="11.287cm" draw:start-shape="id4" draw:start-glue-point="3" draw:end-shape="id6" draw:end-glue-point="0" svg:d="M7858 8937h-889v2350">
          <text:p/>
        </draw:connector>
        <draw:connector draw:style-name="gr2" draw:text-style-name="P1" draw:layer="layout" svg:x1="6.08cm" svg:y1="8.62cm" svg:x2="6.969cm" svg:y2="11.287cm" draw:start-shape="id5" draw:start-glue-point="1" draw:end-shape="id6" svg:d="M6080 8620h889v2667">
          <text:p/>
        </draw:connector>
        <draw:connector draw:style-name="gr2" draw:text-style-name="P1" draw:layer="layout" svg:x1="9.763cm" svg:y1="12.874cm" svg:x2="13.446cm" svg:y2="13.382cm" draw:start-shape="id6" draw:start-glue-point="1" draw:end-shape="id7" draw:end-glue-point="3" svg:d="M9763 12874h1842v508h1841">
          <text:p/>
        </draw:connector>
        <draw:connector draw:style-name="gr2" draw:text-style-name="P1" draw:layer="layout" svg:x1="15.986cm" svg:y1="14.716cm" svg:x2="16.303cm" svg:y2="16.875cm" draw:start-shape="id7" draw:start-glue-point="2" draw:end-shape="id8" draw:end-glue-point="0" svg:d="M15986 14716v1080h317v1079">
          <text:p/>
        </draw:connector>
        <draw:connector draw:style-name="gr2" draw:text-style-name="P1" draw:layer="layout" svg:x1="16.303cm" svg:y1="20.05cm" svg:x2="12.557cm" svg:y2="22.971cm" draw:start-shape="id8" draw:start-glue-point="2" draw:end-shape="id9" draw:end-glue-point="1" svg:d="M16303 20050v2921h-3746">
          <text:p/>
        </draw:connector>
        <draw:connector draw:style-name="gr2" draw:text-style-name="P1" draw:layer="layout" svg:x1="7.35cm" svg:y1="22.971cm" svg:x2="5.191cm" svg:y2="25.003cm" draw:start-shape="id9" draw:start-glue-point="3" draw:end-shape="id10" draw:end-glue-point="1" svg:d="M7350 22971h-1079v2032h-108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ody murrer</meta:initial-creator>
    <meta:creation-date>2018-10-03T18:59:56.05</meta:creation-date>
    <dc:date>2018-10-03T19:04:37.67</dc:date>
    <dc:creator>cody murrer</dc:creator>
    <meta:editing-duration>PT4M41S</meta:editing-duration>
    <meta:editing-cycles>1</meta:editing-cycles>
    <meta:document-statistic meta:object-count="21"/>
    <meta:generator>OpenOffice/4.1.5$Win32 OpenOffice.org_project/415m1$Build-9789</meta:generator>
  </office:meta>
</office:document-meta>
</file>